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4C8000001710000017133B5C46951B26AA0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hetsarath OT" svg:font-family="'Phetsarath OT'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Phetsarath OT" fo:font-size="10pt"/>
    </style:style>
    <style:style style:name="P2" style:family="paragraph" style:parent-style-name="Heading_20_1">
      <style:text-properties style:font-name="Phetsarath OT"/>
    </style:style>
    <style:style style:name="P3" style:family="paragraph" style:parent-style-name="Heading_20_2">
      <style:text-properties style:font-name="Phetsarath OT"/>
    </style:style>
    <style:style style:name="P4" style:family="paragraph" style:parent-style-name="Standard">
      <style:text-properties style:font-name="Phetsarath OT"/>
    </style:style>
    <style:style style:name="P5" style:family="paragraph" style:parent-style-name="Heading_20_2">
      <style:text-properties style:font-name="Phetsarath OT" officeooo:paragraph-rsid="00029d99"/>
    </style:style>
    <style:style style:name="P6" style:family="paragraph" style:parent-style-name="Heading_20_2">
      <style:paragraph-properties fo:margin-top="0.349cm" fo:margin-bottom="0.21cm" style:contextual-spacing="false"/>
      <style:text-properties style:font-name="Phetsarath OT" fo:font-size="18pt" fo:font-weight="bold" officeooo:paragraph-rsid="00029d99" style:font-name-asian="Noto Serif CJK SC" style:font-size-asian="18pt" style:font-weight-asian="bold" style:font-name-complex="Lohit Devanagari1" style:font-size-complex="18pt" style:font-weight-complex="bold"/>
    </style:style>
    <style:style style:name="P7" style:family="paragraph" style:parent-style-name="Heading_20_2">
      <style:text-properties style:font-name="Phetsarath OT" officeooo:rsid="00029d99" officeooo:paragraph-rsid="00029d99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Phetsarath OT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style:font-name="Phetsarath OT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style:font-name="Phetsarath OT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Phetsarath OT" officeooo:rsid="000436b0" officeooo:paragraph-rsid="000436b0"/>
    </style:style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00e183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officeooo:rsid="0000e183" style:font-size-asian="10pt" style:font-size-complex="10pt"/>
    </style:style>
    <style:style style:name="T4" style:family="text">
      <style:text-properties style:font-name="Phetsarath OT"/>
    </style:style>
    <style:style style:name="T5" style:family="text">
      <style:text-properties officeooo:rsid="00029d99"/>
    </style:style>
    <style:style style:name="T6" style:family="text">
      <style:text-properties officeooo:rsid="000436b0"/>
    </style:style>
    <text:list-style style:name="L1">
      <text:list-level-style-image text:level="1" xlink:href="Pictures/100004C8000001710000017133B5C46951B26AA0.svg" xlink:type="simple" xlink:show="embed" xlink:actuate="onLoad">
        <style:list-level-properties text:space-before="0.752cm" text:min-label-width="0.499cm" style:vertical-pos="middle" style:vertical-rel="line" fo:width="0.369cm" fo:height="0.369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image text:level="1" xlink:href="Pictures/100004C8000001710000017133B5C46951B26AA0.svg" xlink:type="simple" xlink:show="embed" xlink:actuate="onLoad">
        <style:list-level-properties text:space-before="0.752cm" text:min-label-width="0.499cm" style:vertical-pos="middle" style:vertical-rel="line" fo:width="0.369cm" fo:height="0.369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image text:level="1" xlink:href="Pictures/100004C8000001710000017133B5C46951B26AA0.svg" xlink:type="simple" xlink:show="embed" xlink:actuate="onLoad">
        <style:list-level-properties text:space-before="0.752cm" text:min-label-width="0.499cm" style:vertical-pos="middle" style:vertical-rel="line" fo:width="0.369cm" fo:height="0.369cm"/>
      </text:list-level-style-image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checklist-outillage-pour-vidange"/>Checklist Contrôle Technique Automobile</text:h>
      <text:h text:style-name="P5" text:outline-level="2">Divers</text:h>
      <text:list xml:id="list2217151247" text:style-name="L1">
        <text:list-item>
          <text:p text:style-name="P8">État des plaques d'immatriculation (AV, AR)</text:p>
        </text:list-item>
        <text:list-item>
          <text:p text:style-name="P8">Klaxon</text:p>
        </text:list-item>
      </text:list>
      <text:h text:style-name="P6" text:outline-level="2">Vision</text:h>
      <text:list xml:id="list133415307286909" text:continue-numbering="true" text:style-name="L1">
        <text:list-item>
          <text:p text:style-name="P8">Pare-brise propre (AV, AR)</text:p>
        </text:list-item>
        <text:list-item>
          <text:p text:style-name="P8">Vitres propres (AV, AR)</text:p>
        </text:list-item>
        <text:list-item>
          <text:p text:style-name="P8">Niveau de lave-glace OK</text:p>
        </text:list-item>
        <text:list-item>
          <text:p text:style-name="P8">État essuies-glaces (AV, AR)</text:p>
        </text:list-item>
      </text:list>
      <text:h text:style-name="P7" text:outline-level="2">Éclairage</text:h>
      <text:list xml:id="list2492047178" text:style-name="L2">
        <text:list-item>
          <text:p text:style-name="P9">Feux de route (AV)</text:p>
        </text:list-item>
        <text:list-item>
          <text:p text:style-name="P9">Plein phares (AV)</text:p>
        </text:list-item>
        <text:list-item>
          <text:p text:style-name="P9">Feux de position (AV)</text:p>
        </text:list-item>
        <text:list-item>
          <text:p text:style-name="P9">AB avant</text:p>
        </text:list-item>
        <text:list-item>
          <text:p text:style-name="P9">Warnings</text:p>
        </text:list-item>
        <text:list-item>
          <text:p text:style-name="P9">Clignotant gauche</text:p>
        </text:list-item>
        <text:list-item>
          <text:p text:style-name="P9">Clignotant <text:span text:style-name="T6">droit</text:span></text:p>
        </text:list-item>
        <text:list-item>
          <text:p text:style-name="P11">Feux arrières</text:p>
        </text:list-item>
        <text:list-item>
          <text:p text:style-name="P11">Feux stop (arrière x3)</text:p>
        </text:list-item>
        <text:list-item>
          <text:p text:style-name="P11">AB arrière</text:p>
        </text:list-item>
        <text:list-item>
          <text:p text:style-name="P11">Éclairage de la plaque d'immatriculation arrière</text:p>
        </text:list-item>
        <text:list-item>
          <text:p text:style-name="P11">Hauteur des phares (si présents, capteurs d'assiette AV et AR en place)</text:p>
        </text:list-item>
      </text:list>
      <text:h text:style-name="P3" text:outline-level="2"><text:bookmark text:name="pièces-de-rechange"/>P<text:span text:style-name="T5">neus</text:span></text:h>
      <text:list xml:id="list3931101667" text:style-name="L3">
        <text:list-item>
          <text:p text:style-name="P10">Pression des pneus</text:p>
        </text:list-item>
        <text:list-item>
          <text:p text:style-name="P12"><text:span text:style-name="T4">État des pneus</text:span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hetsarath OT" svg:font-family="'Phetsarath O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hetsarath OT" fo:font-size="10pt"/>
    </style:style>
    <style:style style:name="MT1" style:family="text">
      <style:text-properties officeooo:rsid="0000e183"/>
    </style:style>
    <style:style style:name="MT2" style:family="text">
      <style:text-properties fo:font-size="8pt" officeooo:rsid="0000e18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ource </text:span><text:span text:style-name="MT2">https://lebezout.github.io/bmw-125i-128i-130i-e8x/fiches/checklits_ct.html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13:39.465955189</meta:creation-date>
    <dc:date>2023-11-03T13:34:13.208278811</dc:date>
    <meta:editing-duration>PT7M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103" meta:character-count="616" meta:non-whitespace-character-count="559"/>
  </office:meta>
</office:document-meta>
</file>